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Liberation Sans" fo:font-size="12pt" style:font-size-asian="12pt" style:font-size-complex="12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8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1" style:family="paragraph" style:parent-style-name="Standard">
      <style:text-properties officeooo:paragraph-rsid="01b63ad1"/>
    </style:style>
    <style:style style:name="P52" style:family="paragraph" style:parent-style-name="Standard">
      <style:text-properties officeooo:paragraph-rsid="01bc32b8"/>
    </style:style>
    <style:style style:name="P53" style:family="paragraph" style:parent-style-name="Standard">
      <style:text-properties officeooo:paragraph-rsid="01be4eb0"/>
    </style:style>
    <style:style style:name="P54" style:family="paragraph" style:parent-style-name="Standard">
      <style:text-properties officeooo:paragraph-rsid="01c0339d"/>
    </style:style>
    <style:style style:name="P55" style:family="paragraph" style:parent-style-name="Footnote">
      <style:text-properties officeooo:paragraph-rsid="102291f9"/>
    </style:style>
    <style:style style:name="P56" style:family="paragraph" style:parent-style-name="Footnote">
      <style:text-properties officeooo:paragraph-rsid="0f92b562"/>
    </style:style>
    <style:style style:name="P57" style:family="paragraph" style:parent-style-name="Footnote">
      <style:text-properties officeooo:paragraph-rsid="0204854e"/>
    </style:style>
    <style:style style:name="P58" style:family="paragraph" style:parent-style-name="Footnote">
      <style:text-properties officeooo:paragraph-rsid="02060474"/>
    </style:style>
    <style:style style:name="P59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2" style:family="paragraph" style:parent-style-name="Standard" style:list-style-name="L1">
      <style:paragraph-properties fo:break-before="page"/>
      <style:text-properties officeooo:paragraph-rsid="01e3b86a"/>
    </style:style>
    <style:style style:name="P63" style:family="paragraph" style:parent-style-name="Standard" style:list-style-name="L1">
      <style:text-properties officeooo:paragraph-rsid="01fe3c46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5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7" style:family="paragraph" style:parent-style-name="Standard" style:list-style-name="L2">
      <style:text-properties officeooo:paragraph-rsid="006ea368"/>
    </style:style>
    <style:style style:name="P68" style:family="paragraph" style:parent-style-name="Standard" style:list-style-name="L2">
      <style:text-properties officeooo:paragraph-rsid="01d1c20a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fea449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09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font-style="italic" style:text-underline-style="none" style:font-size-asian="10pt" style:font-style-asian="italic" style:font-size-complex="10pt" style:font-style-complex="italic"/>
    </style:style>
    <style:style style:name="T127" style:family="text">
      <style:text-properties fo:color="#000000" loext:opacity="100%" style:text-line-through-style="none" style:text-line-through-type="none" style:font-name="Liberation Sans" fo:font-size="10pt" fo:font-style="italic" style:text-underline-style="none" officeooo:rsid="102291f9" style:font-size-asian="10pt" style:font-style-asian="italic" style:font-size-complex="10pt" style:font-style-complex="italic"/>
    </style:style>
    <style:style style:name="T128" style:family="text">
      <style:text-properties fo:color="#000000" loext:opacity="100%" style:text-line-through-style="none" style:text-line-through-type="none" style:font-name="Liberation Sans" fo:font-size="10pt" fo:font-style="italic" style:text-underline-style="none" officeooo:rsid="01657261" style:font-size-asian="10pt" style:font-style-asian="italic" style:font-size-complex="10pt" style:font-style-complex="italic"/>
    </style:style>
    <style:style style:name="T129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bold" officeooo:rsid="102291f9" style:font-size-asian="10pt" style:font-style-asian="italic" style:font-weight-asian="bold" style:font-size-complex="10pt" style:font-style-complex="italic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bold" officeooo:rsid="01657261" style:font-size-asian="10pt" style:font-style-asian="italic" style:font-weight-asian="bold" style:font-size-complex="10pt" style:font-style-complex="italic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normal" officeooo:rsid="102291f9" style:font-size-asian="10pt" style:font-style-asian="italic" style:font-weight-asian="normal" style:font-size-complex="10pt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font-style="italic" style:text-underline-style="none" fo:font-weight="normal" officeooo:rsid="01657261" style:font-size-asian="10pt" style:font-style-asian="italic" style:font-weight-asian="normal" style:font-size-complex="10pt" style:font-style-complex="italic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6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7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58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61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officeooo:rsid="014eeaf0"/>
    </style:style>
    <style:style style:name="T184" style:family="text">
      <style:text-properties officeooo:rsid="014ea810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203" style:family="text">
      <style:text-properties officeooo:rsid="00172dcf"/>
    </style:style>
    <style:style style:name="T204" style:family="text">
      <style:text-properties fo:font-weight="normal" officeooo:rsid="00172dcf" style:font-weight-asian="normal" style:font-weight-complex="normal"/>
    </style:style>
    <style:style style:name="T205" style:family="text">
      <style:text-properties officeooo:rsid="0119bd75"/>
    </style:style>
    <style:style style:name="T206" style:family="text">
      <style:text-properties style:font-name="Liberation Sans"/>
    </style:style>
    <style:style style:name="T207" style:family="text">
      <style:text-properties style:font-name="Liberation Sans" fo:font-size="12pt" style:font-size-asian="12pt" style:font-size-complex="12pt"/>
    </style:style>
    <style:style style:name="T208" style:family="text">
      <style:text-properties style:font-name="Liberation Sans" fo:font-size="12pt" officeooo:rsid="009c12e0" style:font-size-asian="12pt" style:font-size-complex="12pt"/>
    </style:style>
    <style:style style:name="T209" style:family="text">
      <style:text-properties style:font-name="Liberation Sans" fo:font-size="12pt" officeooo:rsid="00178133" style:font-size-asian="12pt" style:font-size-complex="12pt"/>
    </style:style>
    <style:style style:name="T210" style:family="text">
      <style:text-properties style:font-name="Liberation Sans" fo:font-size="12pt" officeooo:rsid="007ef2fc" style:font-size-asian="12pt" style:font-size-complex="12pt"/>
    </style:style>
    <style:style style:name="T211" style:family="text">
      <style:text-properties style:font-name="Liberation Sans" fo:font-size="12pt" style:text-underline-style="none" officeooo:rsid="009c12e0" style:font-size-asian="12pt" style:font-size-complex="12pt"/>
    </style:style>
    <style:style style:name="T212" style:family="text">
      <style:text-properties style:font-name="Liberation Sans" fo:font-size="10pt" style:font-size-asian="10pt" style:font-size-complex="10pt"/>
    </style:style>
    <style:style style:name="T213" style:family="text">
      <style:text-properties style:font-name="Liberation Sans" fo:font-size="10pt" officeooo:rsid="0203f598" style:font-size-asian="10pt" style:font-size-complex="10pt"/>
    </style:style>
    <style:style style:name="T214" style:family="text">
      <style:text-properties officeooo:rsid="007505e5"/>
    </style:style>
    <style:style style:name="T215" style:family="text">
      <style:text-properties officeooo:rsid="0013aa8e"/>
    </style:style>
    <style:style style:name="T216" style:family="text">
      <style:text-properties officeooo:rsid="007ef2fc"/>
    </style:style>
    <style:style style:name="T217" style:family="text">
      <style:text-properties officeooo:rsid="01e96954"/>
    </style:style>
    <style:style style:name="T218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19" style:family="text">
      <style:text-properties fo:text-transform="uppercase" fo:color="#000000" loext:opacity="100%" style:text-line-through-style="none" style:text-line-through-type="none" style:font-name="Liberation Sans" fo:font-size="10pt" fo:font-style="italic" style:text-underline-style="none" officeooo:rsid="102291f9" style:font-size-asian="10pt" style:font-style-asian="italic" style:font-size-complex="10pt" style:font-style-complex="italic"/>
    </style:style>
    <style:style style:name="T220" style:family="text">
      <style:text-properties fo:text-transform="uppercase" fo:color="#000000" loext:opacity="100%" style:text-line-through-style="none" style:text-line-through-type="none" style:font-name="Liberation Sans" fo:font-size="10pt" fo:font-style="italic" style:text-underline-style="none" fo:font-weight="bold" officeooo:rsid="102291f9" style:font-size-asian="10pt" style:font-style-asian="italic" style:font-weight-asian="bold" style:font-size-complex="10pt" style:font-style-complex="italic" style:font-weight-complex="bold"/>
    </style:style>
    <style:style style:name="T221" style:family="text">
      <style:text-properties fo:text-transform="uppercase" fo:color="#000000" loext:opacity="100%" style:text-line-through-style="none" style:text-line-through-type="none" style:font-name="Liberation Sans" fo:font-size="10pt" fo:font-style="italic" style:text-underline-style="none" fo:font-weight="normal" officeooo:rsid="102291f9" style:font-size-asian="10pt" style:font-style-asian="italic" style:font-weight-asian="normal" style:font-size-complex="10pt" style:font-style-complex="italic" style:font-weight-complex="normal"/>
    </style:style>
    <style:style style:name="T222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officeooo:rsid="01657261" style:font-size-asian="10pt" style:font-style-asian="italic" style:font-size-complex="10pt" style:font-style-complex="italic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officeooo:rsid="102291f9" style:font-size-asian="10pt" style:font-style-asian="italic" style:font-size-complex="10pt" style:font-style-complex="italic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officeooo:rsid="10241b65" style:font-size-asian="10pt" style:font-style-asian="italic" style:font-size-complex="10pt" style:font-style-complex="italic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officeooo:rsid="10257927" style:font-size-asian="10pt" style:font-style-asian="italic" style:font-size-complex="10pt" style:font-style-complex="italic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bold" officeooo:rsid="01657261" style:font-size-asian="10pt" style:font-style-asian="italic" style:font-weight-asian="bold" style:font-size-complex="10pt" style:font-style-complex="italic" style:font-weight-complex="bold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bold" officeooo:rsid="102291f9" style:font-size-asian="10pt" style:font-style-asian="italic" style:font-weight-asian="bold" style:font-size-complex="10pt" style:font-style-complex="italic" style:font-weight-complex="bold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bold" officeooo:rsid="10241b65" style:font-size-asian="10pt" style:font-style-asian="italic" style:font-weight-asian="bold" style:font-size-complex="10pt" style:font-style-complex="italic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bold" officeooo:rsid="10257927" style:font-size-asian="10pt" style:font-style-asian="italic" style:font-weight-asian="bold" style:font-size-complex="10pt" style:font-style-complex="italic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normal" officeooo:rsid="01657261" style:font-size-asian="10pt" style:font-style-asian="italic" style:font-weight-asian="normal" style:font-size-complex="10pt" style:font-style-complex="italic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normal" officeooo:rsid="102291f9" style:font-size-asian="10pt" style:font-style-asian="italic" style:font-weight-asian="normal" style:font-size-complex="10pt" style:font-style-complex="italic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normal" officeooo:rsid="10241b65" style:font-size-asian="10pt" style:font-style-asian="italic" style:font-weight-asian="normal" style:font-size-complex="10pt" style:font-style-complex="italic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italic" style:text-underline-style="none" fo:font-weight="normal" officeooo:rsid="10257927" style:font-size-asian="10pt" style:font-style-asian="italic" style:font-weight-asian="normal" style:font-size-complex="10pt" style:font-style-complex="italic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43" style:family="text">
      <style:text-properties officeooo:rsid="04473353"/>
    </style:style>
    <style:style style:name="T244" style:family="text">
      <style:text-properties officeooo:rsid="0f95a7a0"/>
    </style:style>
    <style:style style:name="T245" style:family="text">
      <style:text-properties officeooo:rsid="0f8f58bd"/>
    </style:style>
    <style:style style:name="T246" style:family="text">
      <style:text-properties officeooo:rsid="0aace3cd"/>
    </style:style>
    <style:style style:name="T247" style:family="text">
      <style:text-properties style:font-name="Ubuntu1" fo:font-size="10pt" style:font-size-asian="10pt" style:font-size-complex="10pt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officeooo:rsid="0203f5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59"><text:span text:style-name="Strong_20_Emphasis"><text:span text:style-name="T168">C</text:span></text:span><text:span text:style-name="Strong_20_Emphasis"><text:span text:style-name="T167">hecklist voor </text:span></text:span><text:span text:style-name="Strong_20_Emphasis"><text:span text:style-name="T168">het</text:span></text:span><text:span text:style-name="Strong_20_Emphasis"><text:span text:style-name="T167"> </text:span></text:span><text:span text:style-name="Strong_20_Emphasis"><text:span text:style-name="T169">overzetten</text:span></text:span><text:span text:style-name="Strong_20_Emphasis"><text:span text:style-name="T167"> van Windows naar </text:span></text:span><text:span text:style-name="Strong_20_Emphasis"><text:span text:style-name="T170">Linux (</text:span></text:span><text:span text:style-name="Strong_20_Emphasis"><text:span text:style-name="T171">Ubuntu </text:span></text:span><text:span text:style-name="Strong_20_Emphasis"><text:span text:style-name="T172">of Debian</text:span></text:span><text:span text:style-name="Strong_20_Emphasis"><text:span text:style-name="T173">)</text:span></text:span><text:span text:style-name="T167">.</text:span></text:p>
      <text:p text:style-name="P14"><text:span text:style-name="Strong_20_Emphasis"><text:span text:style-name="T96"/></text:span></text:p>
      <text:list xml:id="list3777213926" text:style-name="L1">
        <text:list-item>
          <text:p text:style-name="P64"><text:span text:style-name="T159">Over</text:span><text:span text:style-name="T160">zetten</text:span><text:span text:style-name="T158"> voorbereiden</text:span><text:span text:style-name="T157"> (</text:span><text:span text:style-name="T156">op</text:span><text:span text:style-name="T157"> Windows)</text:span></text:p>
        </text:list-item>
      </text:list>
      <text:p text:style-name="P2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1"><text:span text:style-name="T161">Verbreek de Internetverbinding, zodat er geen nieuwe </text:span><text:span text:style-name="T162">e-</text:span><text:span text:style-name="T161">mails </text:span><text:span text:style-name="T162">meer</text:span><text:span text:style-name="T163"> </text:span><text:span text:style-name="T162">binnen </text:span><text:span text:style-name="T163">kunnen </text:span><text:span text:style-name="T161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1">Verzame<text:span text:style-name="T214">l</text:span> <text:span text:style-name="T215">computernaam en </text:span>gebruikersnamen (zie pagina <text:span text:style-name="T216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7"><text:span text:style-name="T207">Verzamel </text:span><text:span text:style-name="Emphasis"><text:span text:style-name="T211">per gebruiker</text:span></text:span><text:span text:style-name="T208"> </text:span><text:span text:style-name="T207">E-mailadressen </text:span><text:span text:style-name="T209">en</text:span><text:span text:style-name="T207"> mailserver</text:span><text:span text:style-name="T209">adressen</text:span><text:span text:style-name="T207"> inclusief gebruikersnamen en wachtwoorden, zie pagina </text:span><text:span text:style-name="T210">4</text:span><text:span text:style-name="T20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74">Installeer en start </text:span><text:span text:style-name="T180">Google Chrome</text:span><text:span text:style-name="T174">, i</text:span><text:span text:style-name="T56">mporteer </text:span><text:span text:style-name="Emphasis"><text:span text:style-name="T84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74">.</text:span></text:p>
            <text:p text:style-name="P22"><text:span text:style-name="T164">Als importeren niet lukt, alles exporteren </text:span><text:span text:style-name="T165">op alle mogelijke manieren </text:span><text:span text:style-name="T164">vanuit </text:span><text:span text:style-name="T166">de </text:span><text:span text:style-name="T16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74">Installeer en start Mozilla Firefox, i</text:span><text:span text:style-name="T56">mporteer </text:span><text:span text:style-name="Emphasis"><text:span text:style-name="T84">per gebruiker</text:span></text:span><text:span text:style-name="T57"> </text:span><text:span text:style-name="T56">alles </text:span><text:span text:style-name="T58">vanuit </text:span><text:span text:style-name="T59">de </text:span><text:span text:style-name="T58">huidige browser</text:span><text:span text:style-name="T56">, en controleer de werking</text:span><text:span text:style-name="T174">.</text:span></text:p>
            <text:p text:style-name="P23"><text:span text:style-name="T164">Als importeren niet lukt, alles exporteren </text:span><text:span text:style-name="T165">op alle mogelijke manieren </text:span><text:span text:style-name="T164">vanuit </text:span><text:span text:style-name="T166">de </text:span><text:span text:style-name="T164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74">Installeer en start Mozilla Thunderbird, importeer </text:span><text:span text:style-name="Emphasis"><text:span text:style-name="T181">per gebruiker</text:span></text:span><text:span text:style-name="T175"> </text:span><text:span text:style-name="T176">vanuit </text:span><text:span text:style-name="T177">het </text:span><text:span text:style-name="T176">huidig e-mailprogramma </text:span><text:span text:style-name="T178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4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4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4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4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54"><text:tab/></text:span></text:span><text:span text:style-name="T178">accountinstellingen</text:span><text:span text:style-name="T17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85"><text:s/></text:span></text:span><text:span text:style-name="Strong_20_Emphasis"><text:span text:style-name="T186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86"><text:tab/></text:span></text:span><text:span text:style-name="T206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3"><text:span text:style-name="Strong_20_Emphasis"><text:span text:style-name="T185"><text:s/></text:span></text:span><text:span text:style-name="Strong_20_Emphasis"><text:span text:style-name="T186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85"><text:s/></text:span></text:span><text:span text:style-name="Strong_20_Emphasis"><text:span text:style-name="T186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86"><text:tab/></text:span></text:span><text:span text:style-name="T206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4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4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4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4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54"><text:tab/></text:span></text:span><text:span text:style-name="T179">agenda, </text:span><text:span text:style-name="T174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54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4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4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4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4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54"><text:tab/></text:span></text:span><text:span text:style-name="T174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44">Als importeren niet lukt, alles exporteren op alle mogelijke manieren vanuit het huidig e-mailprogramma om later de gegevens alsnog te kunnen importeren.</text:p>
          </table:table-cell>
        </table:table-row>
      </table:table>
      <text:p text:style-name="P18"/>
      <text:list xml:id="list115927106768691" text:continue-list="list3777213926" text:style-name="L1">
        <text:list-item text:start-value="1">
          <text:p text:style-name="P62"><text:span text:style-name="Strong_20_Emphasis"><text:span text:style-name="T70">Over</text:span></text:span><text:span text:style-name="Strong_20_Emphasis"><text:span text:style-name="T71">zetten</text:span></text:span><text:span text:style-name="Strong_20_Emphasis"><text:span text:style-name="T66"> voorbereiden</text:span></text:span><text:span text:style-name="Strong_20_Emphasis"><text:span text:style-name="T89"> (</text:span></text:span><text:span text:style-name="Strong_20_Emphasis"><text:span text:style-name="T92">op</text:span></text:span><text:span text:style-name="Strong_20_Emphasis"><text:span text:style-name="T89"> </text:span></text:span><text:span text:style-name="Strong_20_Emphasis"><text:span text:style-name="T91">Linux of </text:span></text:span><text:span text:style-name="Strong_20_Emphasis"><text:span text:style-name="T89">Windows) - </text:span></text:span><text:span text:style-name="Strong_20_Emphasis"><text:span text:style-name="T90">vervolg</text:span></text:span></text:p>
        </text:list-item>
      </text:list>
      <text:p text:style-name="P2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2"><text:span text:style-name="Strong_20_Emphasis"><text:span text:style-name="T4"><text:s/></text:span></text:span><text:span text:style-name="Strong_20_Emphasis"><text:span text:style-name="T54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0"><text:span text:style-name="Strong_20_Emphasis"><text:span text:style-name="T97">Start de computer op vanaf</text:span></text:span><text:span text:style-name="Strong_20_Emphasis"><text:span text:style-name="T97"><text:note text:id="ftn5" text:note-class="footnote"><text:note-citation>1</text:note-citation><text:note-body><text:p text:style-name="P55"><text:span text:style-name="T100">B</text:span><text:span text:style-name="T101">ootmenu/</text:span><text:span text:style-name="T100">S</text:span><text:span text:style-name="T101">etup</text:span><text:span text:style-name="T99"> via </text:span><text:span text:style-name="T103">é</text:span><text:span text:style-name="T104">é</text:span><text:span text:style-name="T100">n van d</text:span><text:span text:style-name="T136">e </text:span><text:span text:style-name="T138">v</text:span><text:span text:style-name="Definition"><text:span text:style-name="T137">eelgebruikte toetsen: </text:span></text:span><text:span text:style-name="Definition"><text:span text:style-name="T222">E</text:span></text:span><text:span text:style-name="Definition"><text:span text:style-name="T239">sc</text:span></text:span><text:span text:style-name="Definition"><text:span text:style-name="T137">, </text:span></text:span><text:span text:style-name="Definition"><text:span text:style-name="T240">D</text:span></text:span><text:span text:style-name="Definition"><text:span text:style-name="T239">elete</text:span></text:span><text:span text:style-name="Definition"><text:span text:style-name="T137">, </text:span></text:span><text:span text:style-name="Definition"><text:span text:style-name="T240">F</text:span></text:span><text:span text:style-name="Definition"><text:span text:style-name="T239">1</text:span></text:span><text:span text:style-name="Definition"><text:span text:style-name="T137">, </text:span></text:span><text:span text:style-name="Definition"><text:span text:style-name="T239">F2</text:span></text:span><text:span text:style-name="Definition"><text:span text:style-name="T137">, </text:span></text:span><text:span text:style-name="Definition"><text:span text:style-name="T240">F9, </text:span></text:span><text:span text:style-name="Definition"><text:span text:style-name="T241">F10, F11, </text:span></text:span><text:span text:style-name="Definition"><text:span text:style-name="T242">of</text:span></text:span><text:span text:style-name="Definition"><text:span text:style-name="T241"> </text:span></text:span><text:span text:style-name="Definition"><text:span text:style-name="T240">F12</text:span></text:span><text:span text:style-name="T135">.</text:span></text:p></text:note-body></text:note></text:span></text:span><text:span text:style-name="Strong_20_Emphasis"><text:span text:style-name="T97"> </text:span></text:span><text:span text:style-name="Strong_20_Emphasis"><text:span text:style-name="T98">een</text:span></text:span><text:span text:style-name="Strong_20_Emphasis"><text:span text:style-name="T10"> </text:span></text:span><text:span text:style-name="Strong_20_Emphasis"><text:span text:style-name="T16">Ubuntu</text:span></text:span><text:span text:style-name="Strong_20_Emphasis"><text:span text:style-name="T10"> </text:span></text:span><text:span text:style-name="Strong_20_Emphasis"><text:span text:style-name="T19">of Debian </text:span></text:span><text:span text:style-name="Strong_20_Emphasis"><text:span text:style-name="T23">Desktop </text:span></text:span><text:span text:style-name="Strong_20_Emphasis"><text:span text:style-name="T24">L</text:span></text:span><text:span text:style-name="Strong_20_Emphasis"><text:span text:style-name="T23">ive</text:span></text:span><text:span text:style-name="Strong_20_Emphasis"><text:span text:style-name="T23"><text:note text:id="ftn6" text:note-class="footnote"><text:note-citation>2</text:note-citation><text:note-body><text:p text:style-name="P56"><text:span text:style-name="T243">Vanaf ee</text:span>n <text:span text:style-name="T244">L</text:span>ive <text:span text:style-name="T245">USB</text:span><text:span text:style-name="T246">-stick</text:span><text:span text:style-name="T247"> </text:span>kunt <text:span text:style-name="T243">u opstarten en</text:span> <text:span text:style-name="T212">met </text:span><text:span text:style-name="T213">Linux</text:span><text:span text:style-name="Strong_20_Emphasis"><text:span text:style-name="T182"> </text:span></text:span>werken zonder enige bestanden op de harde schijf te wijzigen en maakt ook installatie van <text:span text:style-name="T251">Linux</text:span><text:span text:style-name="Strong_20_Emphasis"><text:span text:style-name="T182"> </text:span></text:span>mogelijk.</text:p></text:note-body></text:note></text:span></text:span><text:span text:style-name="Strong_20_Emphasis"><text:span text:style-name="T23"> </text:span></text:span><text:span text:style-name="Strong_20_Emphasis"><text:span text:style-name="T25">USB</text:span></text:span><text:span text:style-name="Strong_20_Emphasis"><text:span text:style-name="T26">-stick</text:span></text:span><text:span text:style-name="Strong_20_Emphasis"><text:span text:style-name="T26"><text:note text:id="ftn7" text:note-class="footnote"><text:note-citation>3</text:note-citation><text:note-body><text:p text:style-name="P57"><text:span text:style-name="Strong_20_Emphasis"><text:span text:style-name="T105">Maak een opstartbare USB-stick</text:span></text:span><text:span text:style-name="Strong_20_Emphasis"><text:span text:style-name="T106">:<text:line-break/></text:span></text:span><text:span text:style-name="Strong_20_Emphasis"><text:span text:style-name="T107">Download </text:span></text:span><text:span text:style-name="Strong_20_Emphasis"><text:span text:style-name="T108">een </text:span></text:span><text:span text:style-name="Strong_20_Emphasis"><text:span text:style-name="T109">cd</text:span></text:span><text:span text:style-name="Strong_20_Emphasis"><text:span text:style-name="T118">-beeldbestand</text:span></text:span><text:span text:style-name="Strong_20_Emphasis"><text:span text:style-name="T110"> </text:span></text:span><text:span text:style-name="Strong_20_Emphasis"><text:span text:style-name="T111">(.iso) </text:span></text:span><text:span text:style-name="Strong_20_Emphasis"><text:span text:style-name="T110">vanaf </text:span></text:span><text:a xlink:type="simple" xlink:href="https://nl.releases.ubuntu.com/" text:style-name="Internet_20_link" text:visited-style-name="Visited_20_Internet_20_Link"><text:span text:style-name="Strong_20_Emphasis"><text:span text:style-name="T248">nl.releases.ubuntu.com</text:span></text:span></text:a><text:span text:style-name="Strong_20_Emphasis"><text:span text:style-name="T110"> </text:span></text:span><text:span text:style-name="Strong_20_Emphasis"><text:span text:style-name="T117">of </text:span></text:span><text:span text:style-name="Strong_20_Emphasis"><text:span text:style-name="T139"><text:s/></text:span></text:span><text:a xlink:type="simple" xlink:href="https://www.debian.org/CD/live/" text:style-name="Internet_20_link" text:visited-style-name="Visited_20_Internet_20_Link"><text:span text:style-name="Strong_20_Emphasis"><text:span text:style-name="T250">debian.org/cd/live</text:span></text:span></text:a><text:span text:style-name="Strong_20_Emphasis"><text:span text:style-name="T119"> </text:span></text:span><text:span text:style-name="Strong_20_Emphasis"><text:span text:style-name="T120">(zie ook Checklist installatie).</text:span></text:span><text:span text:style-name="Strong_20_Emphasis"><text:span text:style-name="T116"><text:line-break/>De volgende stappen staan beschreven in </text:span></text:span><text:span text:style-name="Strong_20_Emphasis"><text:span text:style-name="T124">Linux informatie</text:span></text:span><text:span text:style-name="Strong_20_Emphasis"><text:span text:style-name="T116">, te vinden op </text:span>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116">, onder </text:span></text:span><text:span text:style-name="Strong_20_Emphasis"><text:span text:style-name="T124">Linux</text:span></text:span><text:span text:style-name="Strong_20_Emphasis"><text:span text:style-name="T116">.</text:span></text:span></text:p></text:note-body></text:note></text:span></text:span><text:span text:style-name="Strong_20_Emphasis"><text:span text:style-name="T10">, </text:span></text:span><text:span text:style-name="Strong_20_Emphasis"><text:span text:style-name="T21">of vanaf Windows maar zet </text:span></text:span><text:span text:style-name="Strong_20_Emphasis"><text:span text:style-name="T22">een </text:span></text:span><text:span text:style-name="Strong_20_Emphasis"><text:span text:style-name="T8">eventuele virusscanner </text:span></text:span><text:span text:style-name="Strong_20_Emphasis"><text:span text:style-name="T74">uit</text:span></text:span><text:span text:style-name="Strong_20_Emphasis"><text:span text:style-name="T8"> </text:span></text:span><text:span text:style-name="Strong_20_Emphasis"><text:span text:style-name="T21">(vertraagt de back-up)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8">M</text:span></text:span><text:span text:style-name="Strong_20_Emphasis"><text:span text:style-name="T29">aak een Windows </text:span></text:span><text:span text:style-name="Strong_20_Emphasis"><text:span text:style-name="T30">back-up</text:span></text:span><text:span text:style-name="Strong_20_Emphasis"><text:span text:style-name="T29"> via kopiëren naar een externe harddisk</text:span></text:span><text:span text:style-name="Strong_20_Emphasis"><text:span text:style-name="T6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1">Mijn documenten, </text:span></text:span><text:span text:style-name="Strong_20_Emphasis"><text:span text:style-name="T32">etc</text:span></text:span><text:span text:style-name="Strong_20_Emphasis"><text:span text:style-name="T3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1">Bureaubladachtergrond</text:span></text:span><text:span text:style-name="Strong_20_Emphasis"><text:span text:style-name="T33">en</text:span></text:span><text:span text:style-name="Strong_20_Emphasis"><text:span text:style-name="T3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4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4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4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4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54"><text:tab/></text:span></text:span><text:span text:style-name="Strong_20_Emphasis"><text:span text:style-name="T31">De aangemaakte </text:span></text:span><text:span text:style-name="Strong_20_Emphasis"><text:span text:style-name="T12">C</text:span></text:span><text:span text:style-name="Strong_20_Emphasis"><text:span text:style-name="T18">hrome</text:span></text:span><text:span text:style-name="Strong_20_Emphasis"><text:span text:style-name="T31"> bestanden<text:line-break/><text:tab/><text:tab/><text:tab/><text:tab/></text:span></text:span><text:span text:style-name="Strong_20_Emphasis"><text:span text:style-name="T34">&lt;= </text:span></text:span><text:span text:style-name="Emphasis"><text:span text:style-name="T76">XP<text:tab/></text:span></text:span><text:span text:style-name="Emphasis"><text:span text:style-name="T77">:<text:tab/></text:span></text:span><text:span text:style-name="Emphasis"><text:span text:style-name="T31">C:\Documents and Settings\</text:span></text:span><text:span text:style-name="Definition"><text:span text:style-name="T187">&lt;</text:span></text:span><text:span text:style-name="Definition"><text:span text:style-name="T188">Gebruikersnaam</text:span></text:span><text:span text:style-name="Definition"><text:span text:style-name="T187">&gt;</text:span></text:span><text:span text:style-name="Strong_20_Emphasis"><text:span text:style-name="T31">\Application Data\</text:span></text:span><text:span text:style-name="Strong_20_Emphasis"><text:span text:style-name="T12">Google</text:span></text:span><text:span text:style-name="Strong_20_Emphasis"><text:span text:style-name="T31"><text:line-break/><text:tab/><text:tab/><text:tab/><text:tab/></text:span></text:span><text:span text:style-name="Strong_20_Emphasis"><text:span text:style-name="T34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7"><text:tab/></text:span></text:span><text:span text:style-name="Emphasis"><text:span text:style-name="T31">C:\Users\</text:span></text:span><text:span text:style-name="Definition"><text:span text:style-name="T187">&lt;</text:span></text:span><text:span text:style-name="Definition"><text:span text:style-name="T188">Gebruikersnaam</text:span></text:span><text:span text:style-name="Definition"><text:span text:style-name="T187">&gt;</text:span></text:span><text:span text:style-name="Strong_20_Emphasis"><text:span text:style-name="T35">\</text:span></text:span><text:span text:style-name="Strong_20_Emphasis"><text:span text:style-name="T31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4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4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4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4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54"><text:tab/></text:span></text:span><text:span text:style-name="Strong_20_Emphasis"><text:span text:style-name="T31">De aangemaakte F</text:span></text:span><text:span text:style-name="Strong_20_Emphasis"><text:span text:style-name="T53">irefox</text:span></text:span><text:span text:style-name="Strong_20_Emphasis"><text:span text:style-name="T31"> bestanden<text:line-break/><text:tab/><text:tab/><text:tab/><text:tab/></text:span></text:span><text:span text:style-name="Strong_20_Emphasis"><text:span text:style-name="T34">&lt;= </text:span></text:span><text:span text:style-name="Emphasis"><text:span text:style-name="T76">XP<text:tab/></text:span></text:span><text:span text:style-name="Emphasis"><text:span text:style-name="T77">:<text:tab/></text:span></text:span><text:span text:style-name="Emphasis"><text:span text:style-name="T31">C:\Documents and Settings\</text:span></text:span><text:span text:style-name="Definition"><text:span text:style-name="T187">&lt;</text:span></text:span><text:span text:style-name="Definition"><text:span text:style-name="T188">Gebruikersnaam</text:span></text:span><text:span text:style-name="Definition"><text:span text:style-name="T187">&gt;</text:span></text:span><text:span text:style-name="Strong_20_Emphasis"><text:span text:style-name="T31">\Application Data\Mozilla<text:line-break/><text:tab/><text:tab/><text:tab/><text:tab/></text:span></text:span><text:span text:style-name="Strong_20_Emphasis"><text:span text:style-name="T34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7"><text:tab/></text:span></text:span><text:span text:style-name="Emphasis"><text:span text:style-name="T31">C:\Users\</text:span></text:span><text:span text:style-name="Definition"><text:span text:style-name="T187">&lt;</text:span></text:span><text:span text:style-name="Definition"><text:span text:style-name="T188">Gebruikersnaam</text:span></text:span><text:span text:style-name="Definition"><text:span text:style-name="T187">&gt;</text:span></text:span><text:span text:style-name="Strong_20_Emphasis"><text:span text:style-name="T35">\</text:span></text:span><text:span text:style-name="Strong_20_Emphasis"><text:span text:style-name="T31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54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4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4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4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4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54"><text:tab/></text:span></text:span><text:span text:style-name="Strong_20_Emphasis"><text:span text:style-name="T31">De aangemaakte T</text:span></text:span><text:span text:style-name="Strong_20_Emphasis"><text:span text:style-name="T53">hunderbird</text:span></text:span><text:span text:style-name="Strong_20_Emphasis"><text:span text:style-name="T31"> bestanden<text:line-break/><text:tab/><text:tab/><text:tab/><text:tab/></text:span></text:span><text:span text:style-name="Strong_20_Emphasis"><text:span text:style-name="T34">&lt;= </text:span></text:span><text:span text:style-name="Emphasis"><text:span text:style-name="T76">XP<text:tab/></text:span></text:span><text:span text:style-name="Emphasis"><text:span text:style-name="T77">:<text:tab/></text:span></text:span><text:span text:style-name="Emphasis"><text:span text:style-name="T35">C:\Documents and Settings\</text:span></text:span><text:span text:style-name="Definition"><text:span text:style-name="T189">&lt;</text:span></text:span><text:span text:style-name="Definition"><text:span text:style-name="T188">Gebruikersnaam</text:span></text:span><text:span text:style-name="Definition"><text:span text:style-name="T189">&gt;</text:span></text:span><text:span text:style-name="Strong_20_Emphasis"><text:span text:style-name="T35">\</text:span></text:span><text:span text:style-name="Strong_20_Emphasis"><text:span text:style-name="T31">Application Data\Thunderbird<text:line-break/><text:tab/><text:tab/><text:tab/><text:tab/></text:span></text:span><text:span text:style-name="Strong_20_Emphasis"><text:span text:style-name="T34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7"><text:tab/></text:span></text:span><text:span text:style-name="Emphasis"><text:span text:style-name="T31">C:\Users\</text:span></text:span><text:span text:style-name="Definition"><text:span text:style-name="T187">&lt;</text:span></text:span><text:span text:style-name="Definition"><text:span text:style-name="T188">Gebruikersnaam</text:span></text:span><text:span text:style-name="Definition"><text:span text:style-name="T187">&gt;</text:span></text:span><text:span text:style-name="Strong_20_Emphasis"><text:span text:style-name="T35">\</text:span></text:span><text:span text:style-name="Strong_20_Emphasis"><text:span text:style-name="T31">AppData\Roaming\Thunderbird</text:span></text:span></text:p>
          </table:table-cell>
        </table:table-row>
      </table:table>
      <text:p text:style-name="P20"/>
      <text:p text:style-name="P30"/>
      <text:list xml:id="list115928316294777" text:continue-numbering="true" text:style-name="L1">
        <text:list-item>
          <text:p text:style-name="P63"><text:span text:style-name="Strong_20_Emphasis"><text:span text:style-name="T141">Linux </text:span></text:span><text:span text:style-name="Strong_20_Emphasis"><text:span text:style-name="T142">installeren</text:span></text:span><text:span text:style-name="Strong_20_Emphasis"><text:span text:style-name="T36"> </text:span></text:span><text:span text:style-name="Emphasis"><text:span text:style-name="T79">(</text:span></text:span><text:span text:style-name="Emphasis"><text:span text:style-name="T78">overweeg dual-boot</text:span></text:span><text:span text:style-name="Emphasis"><text:span text:style-name="T79">)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3"><text:span text:style-name="Strong_20_Emphasis"><text:span text:style-name="T4"><text:s/></text:span></text:span><text:span text:style-name="Strong_20_Emphasis"><text:span text:style-name="T54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1">Installeer </text:span></text:span><text:span text:style-name="Strong_20_Emphasis"><text:span text:style-name="T61">Ubuntu </text:span></text:span><text:span text:style-name="Strong_20_Emphasis"><text:span text:style-name="T62">of Debian </text:span></text:span><text:span text:style-name="Strong_20_Emphasis"><text:span text:style-name="T11">Linux volgens de </text:span></text:span><text:span text:style-name="Strong_20_Emphasis"><text:span text:style-name="T67">Checklist</text:span></text:span><text:span text:style-name="Strong_20_Emphasis"><text:span text:style-name="T68"> i</text:span></text:span><text:span text:style-name="Strong_20_Emphasis"><text:span text:style-name="T69">nstallatie</text:span></text:span><text:span text:style-name="Strong_20_Emphasis"><text:span text:style-name="T13"><text:note text:id="ftn0" text:note-class="footnote"><text:note-citation>4</text:note-citation><text:note-body><text:p text:style-name="P58">Checklist installatie is te vinden op 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116">, onder </text:span></text:span><text:span text:style-name="Strong_20_Emphasis"><text:span text:style-name="T124">Linux</text:span></text:span><text:span text:style-name="Strong_20_Emphasis"><text:span text:style-name="T116">.</text:span></text:span></text:p></text:note-body></text:note></text:span></text:span><text:span text:style-name="Strong_20_Emphasis"><text:span text:style-name="T13">.</text:span></text:span></text:p>
          </table:table-cell>
        </table:table-row>
      </table:table>
      <text:p text:style-name="P15"><text:span text:style-name="Strong_20_Emphasis"><text:span text:style-name="T190"><text:tab/></text:span></text:span></text:p>
      <text:list xml:id="list115928417214567" text:continue-numbering="true" text:style-name="L1">
        <text:list-item>
          <text:p text:style-name="P60"><text:span text:style-name="Strong_20_Emphasis"><text:span text:style-name="T70">Over</text:span></text:span><text:span text:style-name="Strong_20_Emphasis"><text:span text:style-name="T71">zetten </text:span></text:span><text:span text:style-name="Strong_20_Emphasis"><text:span text:style-name="T63">uitvoeren</text:span></text:span><text:span text:style-name="Strong_20_Emphasis"><text:span text:style-name="T27"> </text:span></text:span><text:span text:style-name="Strong_20_Emphasis"><text:span text:style-name="T85">(</text:span></text:span><text:span text:style-name="Strong_20_Emphasis"><text:span text:style-name="T92">op</text:span></text:span><text:span text:style-name="Strong_20_Emphasis"><text:span text:style-name="T85"> </text:span></text:span><text:span text:style-name="Strong_20_Emphasis"><text:span text:style-name="T93">Linux</text:span></text:span><text:span text:style-name="Strong_20_Emphasis"><text:span text:style-name="T85">)</text:span></text:span><text:span text:style-name="Strong_20_Emphasis"><text:span text:style-name="T27"><text:line-break/></text:span></text:span></text:p>
          <text:p text:style-name="P65">De handelingen in dit hoofdstuk dienen per gebruiker te worden uitgevoerd</text:p>
          <text:p text:style-name="P66"><text:span text:style-name="Emphasis"><text:span text:style-name="T192"/></text:span></text:p>
        </text:list-item>
      </text:list>
      <text:p text:style-name="P16"><text:span text:style-name="Strong_20_Emphasis"><text:span text:style-name="T190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90"><text:tab/></text:span></text:span><text:span text:style-name="Strong_20_Emphasis"><text:span text:style-name="T193">Zorg dat er geen </text:span></text:span><text:span text:style-name="Strong_20_Emphasis"><text:span text:style-name="T191">Internetverbinding </text:span></text:span><text:span text:style-name="Strong_20_Emphasis"><text:span text:style-name="T193">is, zodat er geen nieuwe </text:span></text:span><text:span text:style-name="Strong_20_Emphasis"><text:span text:style-name="T194">e-</text:span></text:span><text:span text:style-name="Strong_20_Emphasis"><text:span text:style-name="T193">mails </text:span></text:span><text:span text:style-name="Strong_20_Emphasis"><text:span text:style-name="T195">kunnen </text:span></text:span><text:span text:style-name="Strong_20_Emphasis"><text:span text:style-name="T194">binnen</text:span></text:span><text:span text:style-name="Strong_20_Emphasis"><text:span text:style-name="T193">komen.</text:span></text:span></text:p>
      <text:p text:style-name="P11"><text:span text:style-name="Strong_20_Emphasis"><text:span text:style-name="T55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55"><text:tab/></text:span></text:span><text:span text:style-name="Strong_20_Emphasis"><text:span text:style-name="T27">Koppel de externe harddisk aan.</text:span></text:span></text:p>
      <text:p text:style-name="P11"><text:span text:style-name="Strong_20_Emphasis"><text:span text:style-name="T55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55"><text:tab/></text:span></text:span><text:span text:style-name="Strong_20_Emphasis"><text:span text:style-name="T55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55"><text:tab/></text:span></text:span><text:span text:style-name="Strong_20_Emphasis"><text:span text:style-name="T27">Kopieer </text:span></text:span><text:span text:style-name="Strong_20_Emphasis"><text:span text:style-name="T37">Mijn documenten, </text:span></text:span><text:span text:style-name="Strong_20_Emphasis"><text:span text:style-name="T32">etc</text:span></text:span><text:span text:style-name="Strong_20_Emphasis"><text:span text:style-name="T27">.</text:span></text:span></text:p>
      <text:p text:style-name="P11"><text:span text:style-name="Strong_20_Emphasis"><text:span text:style-name="T55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55"><text:tab/></text:span></text:span><text:span text:style-name="Strong_20_Emphasis"><text:span text:style-name="T38">Kopieer </text:span></text:span><text:span text:style-name="Strong_20_Emphasis"><text:span text:style-name="T31">Bureaubladachtergrond </text:span></text:span><text:span text:style-name="Strong_20_Emphasis"><text:span text:style-name="T39">naar ~/Afbeeldingen.</text:span></text:span></text:p>
      <text:p text:style-name="P11"><text:span text:style-name="Strong_20_Emphasis"><text:span text:style-name="T55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55"><text:tab/></text:span></text:span><text:span text:style-name="Strong_20_Emphasis"><text:span text:style-name="T27">Kopieer de </text:span></text:span><text:span text:style-name="Strong_20_Emphasis"><text:span text:style-name="T14">Chrome </text:span></text:span><text:span text:style-name="Strong_20_Emphasis"><text:span text:style-name="T27">data </text:span></text:span><text:span text:style-name="Strong_20_Emphasis"><text:span text:style-name="T38">naar ~/.</text:span></text:span><text:span text:style-name="Strong_20_Emphasis"><text:span text:style-name="T14">chrome</text:span></text:span><text:span text:style-name="Strong_20_Emphasis"><text:span text:style-name="T40">, </text:span></text:span><text:span text:style-name="Strong_20_Emphasis"><text:span text:style-name="T32">of in </text:span></text:span><text:span text:style-name="Strong_20_Emphasis"><text:span text:style-name="T38">~/.</text:span></text:span><text:span text:style-name="Strong_20_Emphasis"><text:span text:style-name="T15">google</text:span></text:span><text:span text:style-name="Strong_20_Emphasis"><text:span text:style-name="T38">.</text:span></text:span></text:p>
      <text:p text:style-name="P11"><text:span text:style-name="Strong_20_Emphasis"><text:span text:style-name="T55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55"><text:tab/></text:span></text:span><text:span text:style-name="Strong_20_Emphasis"><text:span text:style-name="T55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55"><text:tab/></text:span></text:span><text:span text:style-name="Strong_20_Emphasis"><text:span text:style-name="T27">Kopieer de Firefox data </text:span></text:span><text:span text:style-name="Strong_20_Emphasis"><text:span text:style-name="T38">naar ~/.mozilla </text:span></text:span><text:span text:style-name="Strong_20_Emphasis"><text:span text:style-name="T40">(let op </text:span></text:span><text:span text:style-name="Strong_20_Emphasis"><text:span text:style-name="T72">F</text:span></text:span><text:span text:style-name="Strong_20_Emphasis"><text:span text:style-name="T40">irefox</text:span></text:span><text:span text:style-name="Strong_20_Emphasis"><text:span text:style-name="T41">→</text:span></text:span><text:span text:style-name="Strong_20_Emphasis"><text:span text:style-name="T73">f</text:span></text:span><text:span text:style-name="Strong_20_Emphasis"><text:span text:style-name="T42">irefox</text:span></text:span><text:span text:style-name="Strong_20_Emphasis"><text:span text:style-name="T40">), </text:span></text:span><text:span text:style-name="Strong_20_Emphasis"><text:span text:style-name="T32">of in </text:span></text:span><text:span text:style-name="Strong_20_Emphasis"><text:span text:style-name="T38">~/.mozilla.</text:span></text:span></text:p>
      <text:p text:style-name="P16"><text:span text:style-name="Strong_20_Emphasis"><text:span text:style-name="T190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90"><text:tab/></text:span></text:span><text:span text:style-name="Strong_20_Emphasis"><text:span text:style-name="T191">Start Firefox en controleer de werking.</text:span></text:span></text:p>
      <text:p text:style-name="P16"><text:span text:style-name="Strong_20_Emphasis"><text:span text:style-name="T190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90"><text:tab/></text:span></text:span><text:span text:style-name="Strong_20_Emphasis"><text:span text:style-name="T190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90"><text:tab/></text:span></text:span><text:span text:style-name="Strong_20_Emphasis"><text:span text:style-name="T191">Kopieer de Thunderbird data </text:span></text:span><text:span text:style-name="Strong_20_Emphasis"><text:span text:style-name="T196">naar ~/.thunderbird, </text:span></text:span><text:span text:style-name="Strong_20_Emphasis"><text:span text:style-name="T197">of in </text:span></text:span><text:span text:style-name="Strong_20_Emphasis"><text:span text:style-name="T196">~/.thunderbird.</text:span></text:span></text:p>
      <text:p text:style-name="P11"><text:span text:style-name="Strong_20_Emphasis"><text:span text:style-name="T55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55"><text:tab/></text:span></text:span><text:span text:style-name="Strong_20_Emphasis"><text:span text:style-name="T55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55"><text:tab/></text:span></text:span><text:span text:style-name="Strong_20_Emphasis"><text:span text:style-name="T55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55"><text:tab/></text:span></text:span><text:span text:style-name="Strong_20_Emphasis"><text:span text:style-name="T55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55"><text:tab/></text:span></text:span><text:span text:style-name="Strong_20_Emphasis"><text:span text:style-name="T27">Start Thunderbird en controleer de werking </text:span></text:span><text:span text:style-name="Strong_20_Emphasis"><text:span text:style-name="T43">(inc</text:span></text:span><text:span text:style-name="Strong_20_Emphasis"><text:span text:style-name="T44">l</text:span></text:span><text:span text:style-name="Strong_20_Emphasis"><text:span text:style-name="T45">usief </text:span></text:span><text:span text:style-name="Strong_20_Emphasis"><text:span text:style-name="T43"><text:s/></text:span></text:span><text:span text:style-name="Strong_20_Emphasis"><text:span text:style-name="T46">eventuele</text:span></text:span><text:span text:style-name="Strong_20_Emphasis"><text:span text:style-name="T43"> Agenda)</text:span></text:span><text:span text:style-name="Strong_20_Emphasis"><text:span text:style-name="T27">.</text:span></text:span></text:p>
      <text:p text:style-name="P11"><text:span text:style-name="Strong_20_Emphasis"><text:span text:style-name="T55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55"><text:tab/></text:span></text:span><text:span text:style-name="Strong_20_Emphasis"><text:span text:style-name="T55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55"><text:tab/></text:span></text:span><text:span text:style-name="Strong_20_Emphasis"><text:span text:style-name="T55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55"><text:tab/></text:span></text:span><text:span text:style-name="Strong_20_Emphasis"><text:span text:style-name="T55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55"><text:tab/></text:span></text:span><text:span text:style-name="Strong_20_Emphasis"><text:span text:style-name="T47">Verwijder overbodige Windows-bestanden via </text:span></text:span><text:span text:style-name="Strong_20_Emphasis"><text:span text:style-name="T64">Terminalvenster</text:span></text:span><text:span text:style-name="T64"> </text:span><text:span text:style-name="T65">en de volgende opdrachtregel:<text:line-break/></text:span></text:p>
      <text:list xml:id="list115928302589500" text:continue-numbering="true" text:style-name="L1">
        <text:list-header>
          <text:p text:style-name="P61"><text:span text:style-name="User_20_Entry"><text:span text:style-name="T145">f</text:span></text:span><text:span text:style-name="User_20_Entry"><text:span text:style-name="T146">ind </text:span></text:span><text:span text:style-name="User_20_Entry"><text:span text:style-name="T145">$HOME</text:span></text:span><text:span text:style-name="User_20_Entry"><text:span text:style-name="T146"> -</text:span></text:span><text:span text:style-name="User_20_Entry"><text:span text:style-name="T147">i</text:span></text:span><text:span text:style-name="User_20_Entry"><text:span text:style-name="T146">name </text:span></text:span><text:span text:style-name="User_20_Entry"><text:span text:style-name="T148">d</text:span></text:span><text:span text:style-name="User_20_Entry"><text:span text:style-name="T146">esktop.ini -</text:span></text:span><text:span text:style-name="User_20_Entry"><text:span text:style-name="T149">d</text:span></text:span><text:span text:style-name="User_20_Entry"><text:span text:style-name="T150">e</text:span></text:span><text:span text:style-name="User_20_Entry"><text:span text:style-name="T149">lete </text:span></text:span><text:span text:style-name="User_20_Entry"><text:span text:style-name="T151">-or </text:span></text:span><text:span text:style-name="User_20_Entry"><text:span text:style-name="T146">-</text:span></text:span><text:span text:style-name="User_20_Entry"><text:span text:style-name="T152">i</text:span></text:span><text:span text:style-name="User_20_Entry"><text:span text:style-name="T146">name </text:span></text:span><text:span text:style-name="User_20_Entry"><text:span text:style-name="T152">t</text:span></text:span><text:span text:style-name="User_20_Entry"><text:span text:style-name="T146">humbs.db -</text:span></text:span><text:span text:style-name="User_20_Entry"><text:span text:style-name="T149">delete -</text:span></text:span><text:span text:style-name="User_20_Entry"><text:span text:style-name="T151">or </text:span></text:span><text:span text:style-name="User_20_Entry"><text:span text:style-name="T146">-name '*.</text:span></text:span><text:span text:style-name="User_20_Entry"><text:span text:style-name="T153">lnk'</text:span></text:span><text:span text:style-name="User_20_Entry"><text:span text:style-name="T146"> -</text:span></text:span><text:span text:style-name="User_20_Entry"><text:span text:style-name="T149">delete -</text:span></text:span><text:span text:style-name="User_20_Entry"><text:span text:style-name="T154">or </text:span></text:span><text:span text:style-name="User_20_Entry"><text:span text:style-name="T146">-</text:span></text:span><text:span text:style-name="User_20_Entry"><text:span text:style-name="T147">i</text:span></text:span><text:span text:style-name="User_20_Entry"><text:span text:style-name="T146">name '*.</text:span></text:span><text:span text:style-name="User_20_Entry"><text:span text:style-name="T155">exe'</text:span></text:span><text:span text:style-name="User_20_Entry"><text:span text:style-name="T146"> -</text:span></text:span><text:span text:style-name="User_20_Entry"><text:span text:style-name="T149">delete</text:span></text:span><text:span text:style-name="User_20_Entry"><text:span text:style-name="T75"><text:line-break/></text:span></text:span></text:p>
        </text:list-header>
      </text:list>
      <text:p text:style-name="P12"><text:span text:style-name="Strong_20_Emphasis"><text:span text:style-name="T55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55"><text:tab/></text:span></text:span><text:span text:style-name="Strong_20_Emphasis"><text:span text:style-name="T55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55"><text:tab/></text:span></text:span><text:span text:style-name="Strong_20_Emphasis"><text:span text:style-name="T55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55"><text:tab/></text:span></text:span><text:span text:style-name="Strong_20_Emphasis"><text:span text:style-name="T55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55"><text:tab/></text:span></text:span><text:span text:style-name="Strong_20_Emphasis"><text:span text:style-name="T27">Maak verbinding met het Internet, zodat er </text:span></text:span><text:span text:style-name="Strong_20_Emphasis"><text:span text:style-name="T48">weer</text:span></text:span><text:span text:style-name="Strong_20_Emphasis"><text:span text:style-name="T27"> nieuwe </text:span></text:span><text:span text:style-name="Strong_20_Emphasis"><text:span text:style-name="T49">e-</text:span></text:span><text:span text:style-name="Strong_20_Emphasis"><text:span text:style-name="T27">mails</text:span></text:span><text:span text:style-name="Strong_20_Emphasis"><text:span text:style-name="T50"> </text:span></text:span><text:span text:style-name="Strong_20_Emphasis"><text:span text:style-name="T49">binnen</text:span></text:span><text:span text:style-name="Strong_20_Emphasis"><text:span text:style-name="T27"> </text:span></text:span><text:span text:style-name="Strong_20_Emphasis"><text:span text:style-name="T50">kunnen </text:span></text:span><text:span text:style-name="Strong_20_Emphasis"><text:span text:style-name="T27">komen.</text:span></text:span></text:p>
      <text:list xml:id="list425633198" text:style-name="L2">
        <text:list-header>
          <text:p text:style-name="P67"><text:span text:style-name="Strong_20_Emphasis"><text:span text:style-name="T202"/></text:span></text:p>
          <text:p text:style-name="P68"><text:span text:style-name="Strong_20_Emphasis"><text:span text:style-name="T202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2"> </text:span><text:span text:style-name="T51">is </text:span><text:span text:style-name="T52">voltooid.</text:span></text:p>
        </text:list-header>
      </text:list>
      <text:p text:style-name="P30"/>
      <text:list xml:id="list115928617225958" text:continue-numbering="true" text:style-name="L2">
        <text:list-header>
          <text:p text:style-name="P69"><text:span text:style-name="Emphasis"><text:span text:style-name="T1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9">, </text:span></text:span><text:span text:style-name="Emphasis"><text:span text:style-name="T200">2018-</text:span></text:span><text:span text:style-name="Emphasis"><text:span text:style-name="T201"><text:date style:data-style-name="N20111" text:date-value="2023-05-13T10:07:54.080006056" text:fixed="true">2023</text:date></text:span></text:span><text:span text:style-name="Emphasis"><text:span text:style-name="T20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2">Gebr.#</text:p>
            <text:p text:style-name="P32"/>
          </table:table-cell>
          <table:table-cell table:style-name="Tabel1.A1" table:number-rows-spanned="2" office:value-type="string">
            <text:p text:style-name="P33">Gebruiker</text:p>
            <text:p text:style-name="P34">(bijv. Jan <text:span text:style-name="T217">Jansen</text:span>)</text:p>
          </table:table-cell>
          <table:table-cell table:style-name="Tabel1.A1" table:number-rows-spanned="2" office:value-type="string">
            <text:p text:style-name="P33">Gebruikersnaam</text:p>
            <text:p text:style-name="P34">(bijv. jan)</text:p>
          </table:table-cell>
          <table:table-cell table:style-name="Tabel1.D1" table:number-rows-spanned="2" office:value-type="string">
            <text:p text:style-name="P37">Wachtwoord</text:p>
            <text:p text:style-name="P35"/>
          </table:table-cell>
          <table:table-cell table:style-name="Tabel1.E1" office:value-type="string">
            <text:p text:style-name="P33"/>
          </table:table-cell>
          <table:table-cell table:style-name="Tabel1.F1" office:value-type="string">
            <text:p text:style-name="P38">BIOS-wachtwoord</text:p>
          </table:table-cell>
          <table:table-cell table:style-name="Tabel1.G1" office:value-type="string">
            <text:p text:style-name="P36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39">Wifi-netwerknaam</text:p>
          </table:table-cell>
          <table:table-cell table:style-name="Tabel1.G2" office:value-type="string">
            <text:p text:style-name="P36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2">1</text:p>
          </table:table-cell>
          <table:table-cell table:style-name="Tabel1.A3" office:value-type="string">
            <text:p text:style-name="P33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6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6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0">Netwerksleutel</text:p>
          </table:table-cell>
          <table:table-cell table:style-name="Tabel1.G2" office:value-type="string">
            <text:p text:style-name="P36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2">2</text:p>
          </table:table-cell>
          <table:table-cell table:style-name="Tabel1.A3" office:value-type="string">
            <text:p text:style-name="P36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6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6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IP#</text:p>
          </table:table-cell>
          <table:table-cell table:style-name="Tabel1.G2" office:value-type="string">
            <text:p text:style-name="P36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2">3</text:p>
          </table:table-cell>
          <table:table-cell table:style-name="Tabel1.A3" office:value-type="string">
            <text:p text:style-name="P36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6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6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gebr.nm/ww</text:p>
          </table:table-cell>
          <table:table-cell table:style-name="Tabel1.G2" office:value-type="string">
            <text:p text:style-name="P36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2">4</text:p>
          </table:table-cell>
          <table:table-cell table:style-name="Tabel1.A3" office:value-type="string">
            <text:p text:style-name="P36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6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6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3">TeamViewer ID</text:p>
          </table:table-cell>
          <table:table-cell table:style-name="Tabel1.G2" office:value-type="string">
            <text:p text:style-name="P36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205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9">Gebruikersnaam</text:p>
          </table:table-cell>
          <table:table-cell table:style-name="Tabel2.A1" office:value-type="string">
            <text:p text:style-name="P45">Wachtwoord</text:p>
          </table:table-cell>
          <table:table-cell table:style-name="Tabel2.A1" office:value-type="string">
            <text:p text:style-name="P45"><text:span text:style-name="T204">Inkomende</text:span><text:span text:style-name="T203"> </text:span>mailserver<text:line-break/>(pop.voorbeeld.com)</text:p>
          </table:table-cell>
          <table:table-cell table:style-name="Tabel2.G1" office:value-type="string">
            <text:p text:style-name="P46"><text:span text:style-name="T20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8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0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7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7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7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7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7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7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7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7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7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7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7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7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7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7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7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7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7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7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7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7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7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7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7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7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3-11-03T11:59:26.322482004">03-11-2023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3-11-03T11:59:26.324391821">03-11-2023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59:26.111016304</dc:date>
    <meta:print-date>2014-01-05T10:21:33.960023988</meta:print-date>
    <meta:keyword>Installatie</meta:keyword>
    <meta:keyword>Checklist</meta:keyword>
    <meta:keyword>Linux</meta:keyword>
    <meta:editing-cycles>2409</meta:editing-cycles>
    <meta:editing-duration>P5DT32M26S</meta:editing-duration>
    <meta:printed-by>Karel Zimmer</meta:printed-by>
    <dc:creator>Karel Zimmer</dc:creator>
    <meta:document-statistic meta:table-count="5" meta:image-count="0" meta:object-count="0" meta:page-count="4" meta:paragraph-count="155" meta:word-count="555" meta:character-count="4473" meta:non-whitespace-character-count="3786"/>
    <meta:user-defined meta:name="Info 1"/>
    <meta:user-defined meta:name="Info 2"/>
    <meta:user-defined meta:name="Info 3"/>
    <meta:user-defined meta:name="Info 4"/>
  </office:meta>
</office:document-meta>
</file>